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051</text:p>
          </table:table-cell>
          <table:table-cell table:style-name="ACE-0" office:value-type="float" office:value="46.649999999999999">
            <text:p>46.65</text:p>
          </table:table-cell>
          <table:table-cell table:style-name="ACE-0" office:value-type="float" office:value="-71.939999999999998">
            <text:p>−71.94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99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9810">
            <text:p>98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Filion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212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10140">
            <text:p>10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Filion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00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72.939999999999998">
            <text:p>−72.94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arentOcchietti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08</text:p>
          </table:table-cell>
          <table:table-cell table:style-name="ACE-0" office:value-type="float" office:value="46.450000000000003">
            <text:p>46.45</text:p>
          </table:table-cell>
          <table:table-cell table:style-name="ACE-0" office:value-type="float" office:value="-72.890000000000001">
            <text:p>−72.89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ionne199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01</text:p>
          </table:table-cell>
          <table:table-cell table:style-name="ACE-0" office:value-type="float" office:value="46.549999999999997">
            <text:p>46.55</text:p>
          </table:table-cell>
          <table:table-cell table:style-name="ACE-0" office:value-type="float" office:value="-72.739999999999995">
            <text:p>−72.74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09999999999999">
            <text:p>129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39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72.469999999999999">
            <text:p>−72.47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arentOcchietti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50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2.079999999999998">
            <text:p>−72.08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8">
            <text:p>7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99</text:p>
          </table:table-cell>
          <table:table-cell table:style-name="ACE-0" office:value-type="float" office:value="46.759999999999998">
            <text:p>46.76</text:p>
          </table:table-cell>
          <table:table-cell table:style-name="ACE-0" office:value-type="float" office:value="-72.010000000000005">
            <text:p>−72.01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039</text:p>
          </table:table-cell>
          <table:table-cell table:style-name="ACE-0" office:value-type="float" office:value="46.82">
            <text:p>46.82</text:p>
          </table:table-cell>
          <table:table-cell table:style-name="ACE-0" office:value-type="float" office:value="-71.989999999999995">
            <text:p>−71.99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29</text:p>
          </table:table-cell>
          <table:table-cell table:style-name="ACE-0" office:value-type="float" office:value="46.75">
            <text:p>46.75</text:p>
          </table:table-cell>
          <table:table-cell table:style-name="ACE-0" office:value-type="float" office:value="-71.959999999999994">
            <text:p>−71.96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447</text:p>
          </table:table-cell>
          <table:table-cell table:style-name="ACE-0" office:value-type="float" office:value="46.75">
            <text:p>46.75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10780">
            <text:p>10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97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689999999999998">
            <text:p>−71.69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96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71.569999999999993">
            <text:p>−71.57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8">
            <text:p>6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1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emerys psittac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ParentOcchietti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08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edulis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4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9745">
            <text:p>97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ParentOcchietti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873</text:p>
          </table:table-cell>
          <table:table-cell table:style-name="ACE-0" office:value-type="float" office:value="46.689999999999998">
            <text:p>46.69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0470">
            <text:p>10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3298</text:p>
          </table:table-cell>
          <table:table-cell table:style-name="ACE-0" office:value-type="float" office:value="46.689999999999998">
            <text:p>46.69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0220">
            <text:p>10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35</text:p>
          </table:table-cell>
          <table:table-cell table:style-name="ACE-0" office:value-type="float" office:value="46.899999999999999">
            <text:p>46.9</text:p>
          </table:table-cell>
          <table:table-cell table:style-name="ACE-0" office:value-type="float" office:value="-71.340000000000003">
            <text:p>−71.34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ParentOcchietti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5</text:p>
          </table:table-cell>
          <table:table-cell table:style-name="ACE-0" office:value-type="float" office:value="46.799999999999997">
            <text:p>46.8</text:p>
          </table:table-cell>
          <table:table-cell table:style-name="ACE-0" office:value-type="float" office:value="-71.290000000000006">
            <text:p>−71.29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amsonEtal197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6</text:p>
          </table:table-cell>
          <table:table-cell table:style-name="ACE-0" office:value-type="float" office:value="46.799999999999997">
            <text:p>46.8</text:p>
          </table:table-cell>
          <table:table-cell table:style-name="ACE-0" office:value-type="float" office:value="-71.290000000000006">
            <text:p>−71.29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amsonEtal197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87</text:p>
          </table:table-cell>
          <table:table-cell table:style-name="ACE-0" office:value-type="float" office:value="46.770000000000003">
            <text:p>46.77</text:p>
          </table:table-cell>
          <table:table-cell table:style-name="ACE-0" office:value-type="float" office:value="-71.280000000000001">
            <text:p>−71.28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arentOcchietti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3</text:p>
          </table:table-cell>
          <table:table-cell table:style-name="ACE-0" office:value-type="float" office:value="46.880000000000003">
            <text:p>46.88</text:p>
          </table:table-cell>
          <table:table-cell table:style-name="ACE-0" office:value-type="float" office:value="-71.269999999999996">
            <text:p>−71.27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2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3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4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4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5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452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plant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6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lant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335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tsuga canadens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2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24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3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14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17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9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8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9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3-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1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9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30">
            <text:p>47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9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8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3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5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81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2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5160">
            <text:p>516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9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99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7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57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57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 and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4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4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Bhiry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20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70.409999999999997">
            <text:p>−70.41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odeurAllard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19</text:p>
          </table:table-cell>
          <table:table-cell table:style-name="ACE-0" office:value-type="float" office:value="47.399999999999999">
            <text:p>47.4</text:p>
          </table:table-cell>
          <table:table-cell table:style-name="ACE-0" office:value-type="float" office:value="-70.409999999999997">
            <text:p>−70.41</text:p>
          </table:table-cell>
          <table:table-cell table:style-name="ACE-0" office:value-type="float" office:value="9860">
            <text:p>986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2.900000000000006">
            <text:p>82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BrodeurAllard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995</text:p>
          </table:table-cell>
          <table:table-cell table:style-name="ACE-0" office:value-type="float" office:value="47.490000000000002">
            <text:p>47.49</text:p>
          </table:table-cell>
          <table:table-cell table:style-name="ACE-0" office:value-type="float" office:value="-70.390000000000001">
            <text:p>−70.39</text:p>
          </table:table-cell>
          <table:table-cell table:style-name="ACE-0" office:value-type="float" office:value="11390">
            <text:p>113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ovareGangloff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52</text:p>
          </table:table-cell>
          <table:table-cell table:style-name="ACE-0" office:value-type="float" office:value="47.420000000000002">
            <text:p>47.42</text:p>
          </table:table-cell>
          <table:table-cell table:style-name="ACE-0" office:value-type="float" office:value="-70.329999999999998">
            <text:p>−70.33</text:p>
          </table:table-cell>
          <table:table-cell table:style-name="ACE-0" office:value-type="float" office:value="550">
            <text:p>55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BrodeurAllard1985</text:p>
          </table:table-cell>
          <table:table-cell table:number-columns-repeated="240" table:style-name="ACE-0"/>
        </table:table-row>
        <table:table-row table:style-name="AROW-0" table:number-rows-repeated="24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7T07:59:4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